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a12" officeooo:paragraph-rsid="00073a12"/>
    </style:style>
    <style:style style:name="P2" style:family="paragraph" style:parent-style-name="Standard">
      <style:paragraph-properties fo:text-align="start" style:justify-single-word="false"/>
      <style:text-properties officeooo:rsid="0008439f" officeooo:paragraph-rsid="0008439f"/>
    </style:style>
    <style:style style:name="P3" style:family="paragraph" style:parent-style-name="Standard">
      <style:paragraph-properties fo:text-align="start" style:justify-single-word="false"/>
      <style:text-properties officeooo:rsid="00028b3c" officeooo:paragraph-rsid="0013aa0e"/>
    </style:style>
    <style:style style:name="P4" style:family="paragraph" style:parent-style-name="Standard">
      <style:paragraph-properties fo:text-align="start" style:justify-single-word="false"/>
      <style:text-properties officeooo:rsid="0001b14c" officeooo:paragraph-rsid="000e3131"/>
    </style:style>
    <style:style style:name="P5" style:family="paragraph" style:parent-style-name="Standard">
      <style:paragraph-properties fo:text-align="start" style:justify-single-word="false"/>
      <style:text-properties officeooo:rsid="00091578" officeooo:paragraph-rsid="00091578"/>
    </style:style>
    <style:style style:name="P6" style:family="paragraph" style:parent-style-name="Standard">
      <style:paragraph-properties fo:text-align="start" style:justify-single-word="false"/>
      <style:text-properties officeooo:rsid="001025c1" officeooo:paragraph-rsid="001025c1"/>
    </style:style>
    <style:style style:name="P7" style:family="paragraph" style:parent-style-name="Standard">
      <style:paragraph-properties fo:text-align="start" style:justify-single-word="false"/>
      <style:text-properties officeooo:rsid="000e3131" officeooo:paragraph-rsid="000e3131"/>
    </style:style>
    <style:style style:name="P8" style:family="paragraph" style:parent-style-name="Standard">
      <style:paragraph-properties fo:text-align="start" style:justify-single-word="false"/>
      <style:text-properties officeooo:rsid="000e3131" officeooo:paragraph-rsid="002d6a52"/>
    </style:style>
    <style:style style:name="P9" style:family="paragraph" style:parent-style-name="Standard">
      <style:paragraph-properties fo:text-align="start" style:justify-single-word="false"/>
      <style:text-properties officeooo:rsid="0015a674" officeooo:paragraph-rsid="0015a674"/>
    </style:style>
    <style:style style:name="P10" style:family="paragraph" style:parent-style-name="Standard">
      <style:paragraph-properties fo:text-align="start" style:justify-single-word="false"/>
      <style:text-properties officeooo:rsid="001e0f0d" officeooo:paragraph-rsid="001e0f0d"/>
    </style:style>
    <style:style style:name="P11" style:family="paragraph" style:parent-style-name="Standard">
      <style:paragraph-properties fo:text-align="start" style:justify-single-word="false"/>
      <style:text-properties officeooo:rsid="001fbd65" officeooo:paragraph-rsid="001fbd65"/>
    </style:style>
    <style:style style:name="P12" style:family="paragraph" style:parent-style-name="Standard">
      <style:paragraph-properties fo:text-align="start" style:justify-single-word="false"/>
      <style:text-properties officeooo:rsid="0021f818" officeooo:paragraph-rsid="0021f818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73a12" officeooo:paragraph-rsid="00073a1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1b14c" officeooo:paragraph-rsid="000e313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345a2b" officeooo:paragraph-rsid="00345a2b"/>
    </style:style>
    <style:style style:name="P16" style:family="paragraph" style:parent-style-name="Standard">
      <style:paragraph-properties fo:text-align="start" style:justify-single-word="false"/>
      <style:text-properties officeooo:rsid="001c133b" officeooo:paragraph-rsid="00345a2b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45a2b" officeooo:paragraph-rsid="00345a2b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fbd65" officeooo:paragraph-rsid="001fbd65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45a2b" officeooo:paragraph-rsid="00345a2b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345a2b" officeooo:paragraph-rsid="00345a2b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352adb" officeooo:paragraph-rsid="00345a2b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352adb" officeooo:paragraph-rsid="00352adb"/>
    </style:style>
    <style:style style:name="P23" style:family="paragraph" style:parent-style-name="Standard">
      <style:paragraph-properties fo:text-align="start" style:justify-single-word="false"/>
      <style:text-properties officeooo:paragraph-rsid="002d6a52"/>
    </style:style>
    <style:style style:name="P24" style:family="paragraph" style:parent-style-name="Standard">
      <style:paragraph-properties fo:text-align="start" style:justify-single-word="false"/>
      <style:text-properties officeooo:paragraph-rsid="00345a2b"/>
    </style:style>
    <style:style style:name="P25" style:family="paragraph" style:parent-style-name="Standard">
      <style:paragraph-properties fo:text-align="start" style:justify-single-word="false"/>
      <style:text-properties officeooo:paragraph-rsid="0036f014"/>
    </style:style>
    <style:style style:name="P26" style:family="paragraph" style:parent-style-name="Standard">
      <style:paragraph-properties fo:text-align="start" style:justify-single-word="false"/>
      <style:text-properties officeooo:rsid="0024599e" officeooo:paragraph-rsid="0024599e"/>
    </style:style>
    <style:style style:name="P27" style:family="paragraph" style:parent-style-name="Standard">
      <style:paragraph-properties fo:text-align="start" style:justify-single-word="false"/>
      <style:text-properties officeooo:rsid="0036f014" officeooo:paragraph-rsid="0036f014"/>
    </style:style>
    <style:style style:name="P28" style:family="paragraph" style:parent-style-name="Standard">
      <style:paragraph-properties fo:text-align="start" style:justify-single-word="false"/>
      <style:text-properties officeooo:rsid="0019060c" officeooo:paragraph-rsid="0019060c"/>
    </style:style>
    <style:style style:name="P29" style:family="paragraph" style:parent-style-name="Standard">
      <style:paragraph-properties fo:text-align="start" style:justify-single-word="false"/>
      <style:text-properties officeooo:rsid="00381527" officeooo:paragraph-rsid="00381527"/>
    </style:style>
    <style:style style:name="T1" style:family="text">
      <style:text-properties officeooo:rsid="0008439f"/>
    </style:style>
    <style:style style:name="T2" style:family="text">
      <style:text-properties officeooo:rsid="000e3131"/>
    </style:style>
    <style:style style:name="T3" style:family="text">
      <style:text-properties officeooo:rsid="001e0f0d"/>
    </style:style>
    <style:style style:name="T4" style:family="text">
      <style:text-properties officeooo:rsid="002b73f2"/>
    </style:style>
    <style:style style:name="T5" style:family="text">
      <style:text-properties officeooo:rsid="002ed35c"/>
    </style:style>
    <style:style style:name="T6" style:family="text">
      <style:text-properties officeooo:rsid="002f48b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45a2b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45a2b"/>
    </style:style>
    <style:style style:name="T11" style:family="text">
      <style:text-properties style:text-underline-style="none" officeooo:rsid="00352adb"/>
    </style:style>
    <style:style style:name="T12" style:family="text">
      <style:text-properties style:text-underline-style="none" officeooo:rsid="0036f014"/>
    </style:style>
    <style:style style:name="T13" style:family="text">
      <style:text-properties officeooo:rsid="0036f0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Functional </text:span>Requirements</text:p>
      <text:p text:style-name="P1"/>
      <text:p text:style-name="P1"/>
      <text:p text:style-name="P6">FR1: User should be able to create an account</text:p>
      <text:p text:style-name="P6"/>
      <text:p text:style-name="P6">FR2: User should be able to log in <text:span text:style-name="T6">with username and password</text:span></text:p>
      <text:p text:style-name="P5"/>
      <text:p text:style-name="P23"><text:span text:style-name="T2">FR3: A push notification should be sent to the owner of the gallery when a picture is added</text:span></text:p>
      <text:p text:style-name="P2"/>
      <text:p text:style-name="P8">FR<text:span text:style-name="T13">4</text:span>: Notifications should be sent to the correct device with the correct topic at the correct time</text:p>
      <text:p text:style-name="P2"/>
      <text:p text:style-name="P5"><text:span text:style-name="T2">FR5: </text:span>The same picture should not be sent twice</text:p>
      <text:p text:style-name="P5"/>
      <text:p text:style-name="P6">FR<text:span text:style-name="T13">6</text:span>: <text:span text:style-name="T3">Ability</text:span> to view individual pictures</text:p>
      <text:p text:style-name="P7"/>
      <text:p text:style-name="P6">FR<text:span text:style-name="T13">7</text:span>: User should be able to delete account</text:p>
      <text:p text:style-name="P6"/>
      <text:p text:style-name="P9">F<text:span text:style-name="T13">R8</text:span>: <text:span text:style-name="T3">Application should</text:span> <text:span text:style-name="T3">open to home gallery if </text:span>signed in</text:p>
      <text:p text:style-name="P9"/>
      <text:p text:style-name="P28"><text:span text:style-name="T13">FR9</text:span>: Pressing on the image in the notification should take you to the single image view</text:p>
      <text:p text:style-name="P28"/>
      <text:p text:style-name="P29">FR10: User should be able to change time of day and search term</text:p>
      <text:p text:style-name="P10"/>
      <text:p text:style-name="P11">F<text:span text:style-name="T13">R11</text:span>: Sign up form <text:span text:style-name="T5">lets user enter</text:span> account name, password, phone number, topic, and time</text:p>
      <text:p text:style-name="P11"/>
      <text:p text:style-name="P12">F<text:span text:style-name="T13">R12</text:span>: User should not be able to name account an existing account name</text:p>
      <text:p text:style-name="P12"/>
      <text:p text:style-name="P26">F<text:span text:style-name="T13">R13</text:span>: User should be able to <text:span text:style-name="T4">enable or disable</text:span> notifications</text:p>
      <text:p text:style-name="P26"/>
      <text:p text:style-name="P25"><text:span text:style-name="T13">FR14: Demo should retrieve an image and show it to the user</text:span></text:p>
      <text:p text:style-name="P27"/>
      <text:p text:style-name="P27">FR15: Demo is restricted to 20 images</text:p>
      <text:p text:style-name="P27"/>
      <text:p text:style-name="P27">F16: Admin login opens admin UI</text:p>
      <text:p text:style-name="P27"/>
      <text:p text:style-name="P27">FR17: Admin is able to change approval status</text:p>
      <text:p text:style-name="P27"/>
      <text:p text:style-name="P25"><text:span text:style-name="T13">FR18: Admin UI labels pictures by approval status</text:span></text:p>
      <text:p text:style-name="P27"/>
      <text:p text:style-name="P27">FR19: User is able to report pictures and the picture is removed from the gallery</text:p>
      <text:p text:style-name="P27"/>
      <text:p text:style-name="P25"><text:span text:style-name="T13">FR20: User is able to download all pictures of a gallery in a zip file by pressing a button</text:span></text:p>
      <text:p text:style-name="P18"/>
      <text:p text:style-name="P2"/>
      <text:p text:style-name="P14">Use Cases</text:p>
      <text:p text:style-name="P4"/>
      <text:p text:style-name="P7"><text:span text:style-name="T8">Registered </text:span><text:span text:style-name="T7">User:</text:span></text:p>
      <text:p text:style-name="P16"/>
      <text:p text:style-name="P15">- Views Pictures</text:p>
      <text:p text:style-name="P3"/>
      <text:p text:style-name="P15">- Shares Picture</text:p>
      <text:p text:style-name="P15"/>
      <text:p text:style-name="P15">- Changes their notification settings</text:p>
      <text:p text:style-name="P15"/>
      <text:p text:style-name="P15">- Changes their auto-save settings</text:p>
      <text:p text:style-name="P15"/>
      <text:p text:style-name="P15">- Changes their user information (username, password, email, phone, etc.)</text:p>
      <text:p text:style-name="P15"/>
      <text:p text:style-name="P15">- Reports a picture</text:p>
      <text:p text:style-name="P15"/>
      <text:p text:style-name="P15">- Logs out</text:p>
      <text:p text:style-name="P15"/>
      <text:p text:style-name="P17">Anonymous User:</text:p>
      <text:p text:style-name="P20"/>
      <text:p text:style-name="P20">- Views sample gallery</text:p>
      <text:p text:style-name="P20"/>
      <text:p text:style-name="P20">- Registers/Signs up</text:p>
      <text:p text:style-name="P20"/>
      <text:p text:style-name="P20">- Signs in</text:p>
      <text:p text:style-name="P17"/>
      <text:p text:style-name="P17">Admin:</text:p>
      <text:p text:style-name="P20"/>
      <text:p text:style-name="P20">- Views pictures <text:span text:style-name="T13">by approval status</text:span></text:p>
      <text:p text:style-name="P20"/>
      <text:p text:style-name="P20">- <text:span text:style-name="T13">Views reported pictures</text:span></text:p>
      <text:p text:style-name="P20"/>
      <text:p text:style-name="P20">- <text:span text:style-name="T13">Approves/Disapproves picture</text:span></text:p>
      <text:p text:style-name="P20"/>
      <text:p text:style-name="P24"><text:span text:style-name="T10">- D</text:span><text:span text:style-name="T12">eletes</text:span><text:span text:style-name="T10"> picture</text:span></text:p>
      <text:p text:style-name="P20"/>
      <text:p text:style-name="P20">- Uploads picture</text:p>
      <text:p text:style-name="P20"/>
      <text:p text:style-name="P15"><text:span text:style-name="T9">- </text:span><text:span text:style-name="T11">Changes a user’s settings/information</text:span></text:p>
      <text:p text:style-name="P21"/>
      <text:p text:style-name="P22">- Add/Remove us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4T13:30:56.265000000</meta:creation-date>
    <dc:date>2020-12-14T21:12:29.073000000</dc:date>
    <meta:editing-duration>PT2H13M11S</meta:editing-duration>
    <meta:editing-cycles>35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2" meta:word-count="310" meta:character-count="1747" meta:non-whitespace-character-count="1479"/>
  </office:meta>
</office:document-meta>
</file>